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style:font-name="FreeMono1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nterpro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5.912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8" draw:style-name="gr1" draw:text-style-name="P5" svg:width="4.922cm" svg:height="0.6cm" svg:x="14.72cm" svg:y="-0.374cm" draw:control="control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13T17:36:53.007775852</dc:date>
    <dc:creator>jb </dc:creator>
    <meta:editing-duration>PT2H52M51S</meta:editing-duration>
    <meta:editing-cycles>6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